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onaco" svg:font-family="Monaco, MonacoRegular, 'Courier New', monospace"/>
    <style:font-face style:name="inherit" svg:font-family="inheri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179db" officeooo:paragraph-rsid="002179db"/>
    </style:style>
    <style:style style:name="P2" style:family="paragraph" style:parent-style-name="Standard">
      <style:text-properties officeooo:paragraph-rsid="002179db"/>
    </style:style>
    <style:style style:name="P3" style:family="paragraph" style:parent-style-name="Standard">
      <style:text-properties officeooo:paragraph-rsid="002ce7b7"/>
    </style:style>
    <style:style style:name="P4" style:family="paragraph" style:parent-style-name="Standard">
      <style:text-properties officeooo:paragraph-rsid="0027d0b3"/>
    </style:style>
    <style:style style:name="P5" style:family="paragraph" style:parent-style-name="Standard">
      <style:text-properties officeooo:rsid="002ce7b7" officeooo:paragraph-rsid="002ce7b7"/>
    </style:style>
    <style:style style:name="P6" style:family="paragraph" style:parent-style-name="Standard">
      <style:text-properties officeooo:paragraph-rsid="002900e2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Monaco" fo:font-size="6.75pt" fo:letter-spacing="normal" fo:font-style="normal" fo:font-weight="normal" loext:padding="0cm" loext:border="none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inherit" fo:font-size="6.75pt" fo:letter-spacing="normal" fo:font-style="normal" fo:font-weight="normal" loext:padding="0cm" loext:border="none"/>
    </style:style>
    <style:style style:name="T1" style:family="text">
      <style:text-properties style:use-window-font-color="true" style:font-name="AppleSystemUIFont" fo:font-size="12pt" style:font-size-asian="12pt"/>
    </style:style>
    <style:style style:name="T2" style:family="text">
      <style:text-properties style:use-window-font-color="true" style:font-name="AppleSystemUIFont" fo:font-size="12pt" officeooo:rsid="002179db" style:font-size-asian="12pt"/>
    </style:style>
    <style:style style:name="T3" style:family="text">
      <style:text-properties style:use-window-font-color="true" style:font-name="AppleSystemUIFont" fo:font-size="12pt" officeooo:rsid="0026ffd8" style:font-size-asian="12pt"/>
    </style:style>
    <style:style style:name="T4" style:family="text">
      <style:text-properties style:use-window-font-color="true" style:font-name="AppleSystemUIFont" fo:font-size="12pt" officeooo:rsid="0027bcb9" style:font-size-asian="12pt"/>
    </style:style>
    <style:style style:name="T5" style:family="text">
      <style:text-properties style:use-window-font-color="true" style:font-name="AppleSystemUIFont" fo:font-size="12pt" officeooo:rsid="0027d0b3" style:font-size-asian="12pt"/>
    </style:style>
    <style:style style:name="T6" style:family="text">
      <style:text-properties style:use-window-font-color="true" style:font-name="AppleSystemUIFont" fo:font-size="12pt" officeooo:rsid="002900e2" style:font-size-asian="12pt"/>
    </style:style>
    <style:style style:name="T7" style:family="text">
      <style:text-properties style:use-window-font-color="true" style:font-name="AppleSystemUIFont" fo:font-size="12pt" officeooo:rsid="002aeada" style:font-size-asian="12pt"/>
    </style:style>
    <style:style style:name="T8" style:family="text">
      <style:text-properties style:use-window-font-color="true" style:font-name="AppleSystemUIFont" fo:font-size="12pt" officeooo:rsid="002ce7b7" style:font-size-asian="12pt"/>
    </style:style>
    <style:style style:name="T9" style:family="text">
      <style:text-properties style:use-window-font-color="true" style:font-name="AppleSystemUIFont" fo:font-size="12pt" officeooo:rsid="002eda37" style:font-size-asian="12pt"/>
    </style:style>
    <style:style style:name="T10" style:family="text">
      <style:text-properties style:use-window-font-color="true" style:font-name="AppleSystemUIFont" fo:font-size="12pt" officeooo:rsid="002edeb0" style:font-size-asian="12pt"/>
    </style:style>
    <style:style style:name="T11" style:family="text">
      <style:text-properties officeooo:rsid="002ce7b7"/>
    </style:style>
    <style:style style:name="T12" style:family="text">
      <style:text-properties fo:color="#006fe0"/>
    </style:style>
    <style:style style:name="T13" style:family="text">
      <style:text-properties fo:color="#006fe0" style:font-name="inherit"/>
    </style:style>
    <style:style style:name="T14" style:family="text">
      <style:text-properties fo:color="#333333" style:font-name="inherit"/>
    </style:style>
    <style:style style:name="T15" style:family="text">
      <style:text-properties style:font-name="inherit"/>
    </style:style>
    <style:style style:name="T16" style:family="text">
      <style:text-properties fo:color="#002d7a" style:font-name="inherit"/>
    </style:style>
    <style:style style:name="T17" style:family="text">
      <style:text-properties fo:color="#ce0000" style:font-name="inherit"/>
    </style:style>
    <style:style style:name="T18" style:family="text">
      <style:text-properties officeooo:rsid="002eda37"/>
    </style:style>
    <style:style style:name="T19" style:family="text">
      <style:text-properties officeooo:rsid="002ede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kış Diyagramı</text:span></text:p>
      <text:p text:style-name="P1"><text:span text:style-name="T1">1. Başla</text:span></text:p>
      <text:p text:style-name="P6"><text:span text:style-name="T6">2. </text:span><text:span text:style-name="T8">Yaz “s</text:span><text:span text:style-name="T9">ayıyı gir</text:span><text:span text:style-name="T8">”</text:span></text:p>
      <text:p text:style-name="P2"><text:span text:style-name="T6">3</text:span><text:span text:style-name="T2">. </text:span><text:span text:style-name="T8">oku s</text:span><text:span text:style-name="T9">ayi</text:span></text:p>
      <text:p text:style-name="P3"><text:span text:style-name="T6">4</text:span><text:span text:style-name="T2">. </text:span><text:span text:style-name="T4">eğ</text:span><text:span text:style-name="T9">er (sayı%2 == 0)</text:span></text:p>
      <text:p text:style-name="P3"><text:span text:style-name="T6">5</text:span><text:span text:style-name="T2">. </text:span><text:span text:style-name="T4">y</text:span><text:span text:style-name="T10">az “sayı çift”</text:span></text:p>
      <text:p text:style-name="P2"><text:span text:style-name="T6">6</text:span><text:span text:style-name="T2">. </text:span><text:span text:style-name="T4">d</text:span><text:span text:style-name="T10">eğilse yaz “sayı tek”</text:span></text:p>
      <text:p text:style-name="P4"><text:span text:style-name="T7">7</text:span><text:span text:style-name="T5">. </text:span><text:span text:style-name="T8">b</text:span><text:span text:style-name="T10">itir</text:span></text:p>
      <text:p text:style-name="P5"><text:span text:style-name="T1"/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onaco" svg:font-family="Monaco, MonacoRegular, 'Courier New', monospace"/>
    <style:font-face style:name="inherit" svg:font-family="inheri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page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9T22:54:21.372695080</meta:creation-date>
    <dc:date>2020-03-10T23:23:27.864558452</dc:date>
    <meta:editing-duration>PT11H45M35S</meta:editing-duration>
    <meta:editing-cycles>9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8" meta:word-count="27" meta:character-count="124" meta:non-whitespace-character-count="105"/>
  </office:meta>
</office:document-meta>
</file>